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min-height="2.05cm" fo:min-width="20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5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76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5cm" fo:min-width="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min-height="1.816cm" fo:min-width="19.96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816cm" fo:min-width="19.96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4.92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816cm" fo:min-width="11.866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816cm" fo:min-width="6.86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025cm" fo:min-width="0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8cm" svg:height="2.4cm" svg:x="6.8cm" svg:y="14.6cm">
          <text:p text:style-name="P1"><text:span text:style-name="T1"><text:s text:c="14"/></text:span><text:span text:style-name="T1">mbed LPC1768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5cm" svg:height="1.431cm" svg:x="1.55cm" svg:y="13.9cm">
          <draw:text-box>
            <text:p><text:span text:style-name="T1">Hardware</text:span></text:p>
          </draw:text-box>
        </draw:frame>
        <draw:frame draw:style-name="gr3" draw:text-style-name="P3" draw:layer="layout" svg:width="4.361cm" svg:height="1.431cm" svg:x="1.473cm" svg:y="12.2cm">
          <draw:text-box>
            <text:p><text:span text:style-name="T1">C language</text:span></text:p>
          </draw:text-box>
        </draw:frame>
        <draw:custom-shape draw:style-name="gr4" draw:text-style-name="P2" draw:layer="layout" svg:width="2.6cm" svg:height="1.6cm" svg:x="16.2cm" svg:y="15.7cm"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8cm" svg:height="2.4cm" svg:x="6.8cm" svg:y="10.6cm">
          <text:p text:style-name="P1"><text:span text:style-name="T1"><text:s text:c="18"/></text:span><text:span text:style-name="T1">libmbed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0.8cm" svg:height="2.4cm" svg:x="6.8cm" svg:y="1.1cm">
          <text:p text:style-name="P1"><text:span text:style-name="T1">mbed-rust-frdm-k64-blinky.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521cm" svg:height="1.431cm" svg:x="1.179cm" svg:y="5.469cm">
          <draw:text-box>
            <text:p><text:span text:style-name="T1">Rust language</text:span></text:p>
          </draw:text-box>
        </draw:frame>
        <draw:custom-shape draw:style-name="gr8" draw:text-style-name="P2" draw:layer="layout" svg:width="12.7cm" svg:height="2.4cm" svg:x="6.8cm" svg:y="7.8cm">
          <text:p text:style-name="P1"><text:span text:style-name="T1">gpio_stub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2.7cm" svg:height="2.4cm" svg:x="6.8cm" svg:y="3.9cm">
          <text:p text:style-name="P1"><text:span text:style-name="T1">DigitalOut.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8.4cm" svg:y1="13.8cm" svg:x2="1.3cm" svg:y2="13.8cm">
          <text:p/>
        </draw:line>
        <draw:custom-shape draw:style-name="gr10" draw:text-style-name="P2" draw:layer="layout" svg:width="7.7cm" svg:height="2.4cm" svg:x="19.9cm" svg:y="3.9cm">
          <text:p text:style-name="P1"><text:span text:style-name="T1">lib.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8.4cm" svg:y1="7.1cm" svg:x2="1.3cm" svg:y2="7.1cm">
          <text:p/>
        </draw:line>
        <draw:custom-shape draw:style-name="gr11" draw:text-style-name="P2" draw:layer="layout" svg:width="2cm" svg:height="13cm" svg:x="16.5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19:39:24.342817221</meta:creation-date>
    <dc:date>2015-05-07T19:59:43.786363593</dc:date>
    <meta:editing-duration>PT16M46S</meta:editing-duration>
    <meta:editing-cycles>27</meta:editing-cycles>
    <meta:generator>LibreOffice/4.3.3.2$Linux_X86_64 LibreOffice_project/430m0$Build-2</meta:generator>
    <meta:document-statistic meta:object-count="13"/>
  </office:meta>
</office:document-meta>
</file>